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draw:auto-grow-height="true" fo:min-height="16.255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title">
      <style:graphic-properties draw:auto-grow-height="true" fo:min-height="3.506cm"/>
    </style:style>
    <style:style style:name="pr5" style:family="presentation" style:parent-style-name="預設-outline1">
      <style:graphic-properties fo:min-height="5.559cm"/>
    </style:style>
    <style:style style:name="pr6" style:family="presentation" style:parent-style-name="預設-outline1">
      <style:graphic-properties fo:min-height="11.929cm"/>
    </style:style>
    <style:style style:name="P1" style:family="paragraph">
      <style:paragraph-properties fo:margin-top="0.512cm" fo:margin-bottom="0.512cm" fo:text-align="start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style:font-size-asian="20pt"/>
    </style:style>
    <style:style style:name="P5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文泉驛微米黑" style:font-size-asian="32pt" style:font-style-asian="normal" style:font-weight-asian="normal" style:font-name-complex="Droid Sans Fallback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ffice</text:p>
          </draw:text-box>
        </draw:frame>
        <draw:frame presentation:style-name="pr2" draw:layer="layout" svg:width="25.199cm" svg:height="16.255cm" svg:x="1.4cm" svg:y="0.837cm" presentation:class="subtitle">
          <draw:text-box>
            <text:p>各種辦公室軟體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辦公軟體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 text:style-name="P1">通常包含:</text:p>
              </text:list-item>
              <text:list-item>
                <text:p text:style-name="P2">文書處理</text:p>
              </text:list-item>
              <text:list-item>
                <text:p text:style-name="P2">試算表</text:p>
              </text:list-item>
              <text:list-item>
                <text:p text:style-name="P2">投影片</text:p>
              </text:list-item>
              <text:list-item>
                <text:p text:style-name="P2">其它</text:p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 presentation:user-transformed="true">
          <draw:text-box>
            <text:list text:style-name="L3">
              <text:list-item>
                <text:p>有出品辦公軟體的公司：</text:p>
              </text:list-item>
              <text:list-item>
                <text:p text:style-name="P3">微軟Microsoft</text:p>
              </text:list-item>
              <text:list-item>
                <text:p text:style-name="P3">昇陽Sun</text:p>
              </text:list-item>
              <text:list-item>
                <text:p text:style-name="P3">蘋果Apple</text:p>
              </text:list-item>
              <text:list-item>
                <text:p text:style-name="P3">The Document Foundati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crosoft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3">
              <text:list-item>
                <text:p>微軟，Microsoft, M$. </text:p>
              </text:list-item>
              <text:list-item>
                <text:p>其產品為<text:line-break/> Microsoft Office, <text:line-break/>簡稱 M$ Office. </text:p>
              </text:list-item>
              <text:list-item>
                <text:p>舊有的格式封閉，現有公開，但還是不如其它開源格式方便。</text:p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 presentation:user-transformed="true">
          <draw:text-box>
            <text:list text:style-name="L3">
              <text:list-item>
                <text:p>文書處理: Word</text:p>
              </text:list-item>
              <text:list-item>
                <text:p>試算表: Excel</text:p>
              </text:list-item>
              <text:list-item>
                <text:p>投影片: Power Point</text:p>
              </text:list-item>
              <text:list-item>
                <text:p>電子信箱: Exchan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n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3">
              <text:list-item>
                <text:p>昇陽公司，對開源界有巨大貢獻的公司。</text:p>
              </text:list-item>
              <text:list-item>
                <text:p>開發開源軟體<text:line-break/>OpenOffice.org, <text:line-break/>簡稱 OO.o .</text:p>
              </text:list-item>
              <text:list-item>
                <text:p>後被甲骨文 Oracle 公司收購。</text:p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3">
              <text:list-item>
                <text:p>文書處理 : Writer.</text:p>
              </text:list-item>
              <text:list-item>
                <text:p>試算表 : Calc.</text:p>
              </text:list-item>
              <text:list-item>
                <text:p>投影片 : Impress.</text:p>
              </text:list-item>
              <text:list-item>
                <text:p>繪圖 : Draw. </text:p>
              </text:list-item>
              <text:list-item>
                <text:p>資料庫 : Base. </text:p>
              </text:list-item>
              <text:list-item>
                <text:p>數學:Math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Document Foundation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3">
              <text:list-item>
                <text:p>由於昇陽被甲骨文收購，原OO.o成員出走建立的類似軟體。</text:p>
              </text:list-item>
              <text:list-item>
                <text:p>開源軟體：LibreOffice. </text:p>
              </text:list-item>
              <text:list-item>
                <text:p>現今開源界主力。</text:p>
              </text:list-item>
            </text:list>
          </draw:text-box>
        </draw:frame>
        <draw:frame presentation:style-name="pr6" draw:layer="layout" svg:width="12.297cm" svg:height="12.179cm" svg:x="14.6cm" svg:y="4.621cm" presentation:class="outline" presentation:user-transformed="true">
          <draw:text-box>
            <text:list text:style-name="L3">
              <text:list-item>
                <text:p>大體同OO.o</text:p>
              </text:list-item>
              <text:list-item>
                <text:p>文書處理 : Writer.</text:p>
              </text:list-item>
              <text:list-item>
                <text:p>試算表 : Calc.</text:p>
              </text:list-item>
              <text:list-item>
                <text:p text:style-name="P3">投影片 : Impress.</text:p>
              </text:list-item>
              <text:list-item>
                <text:p>繪圖 : Draw. </text:p>
              </text:list-item>
              <text:list-item>
                <text:p>資料庫 : Base. </text:p>
              </text:list-item>
              <text:list-item>
                <text:p>數學:Math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開放文件格式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3">
              <text:list-item>
                <text:p>各種文件格式</text:p>
                <text:list>
                  <text:list-item>
                    <text:p>.txt</text:p>
                  </text:list-item>
                  <text:list-item>
                    <text:p>TeX</text:p>
                  </text:list-item>
                  <text:list-item>
                    <text:p>.rtf</text:p>
                  </text:list-item>
                  <text:list-item>
                    <text:p>.html</text:p>
                  </text:list-item>
                  <text:list-item>
                    <text:p>.xml</text:p>
                  </text:list-item>
                  <text:list-item>
                    <text:p>.doc , .docx</text:p>
                  </text:list-item>
                  <text:list-item>
                    <text:p>.odt , .odp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3">
              <text:list-item>
                <text:p>開源？閉源？</text:p>
              </text:list-item>
              <text:list-item>
                <text:p>一套M$多少錢？</text:p>
              </text:list-item>
              <text:list-item>
                <text:p>M$ Office分開賣？</text:p>
              </text:list-item>
              <text:list-item>
                <text:p>我可以不買嗎？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xt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txt即是text的縮寫。</text:p>
              </text:list-item>
              <text:list-item>
                <text:p>純文字格式。</text:p>
              </text:list-item>
              <text:list-item>
                <text:p>可以用記事本讀取。</text:p>
              </text:list-item>
              <text:list-item>
                <text:p>編碼？</text:p>
              </text:list-item>
            </text:list>
          </draw:text-box>
        </draw:frame>
        <draw:frame presentation:style-name="pr6" draw:layer="layout" svg:width="12.297cm" svg:height="15.086cm" svg:x="14.4cm" svg:y="4.514cm" presentation:class="outline" presentation:user-transformed="true">
          <draw:text-box>
            <text:list text:style-name="L3">
              <text:list-item>
                <text:p>延伸：</text:p>
              </text:list-item>
              <text:list-item>
                <text:p>標記式語言：</text:p>
                <text:list>
                  <text:list-item>
                    <text:p>SGML</text:p>
                  </text:list-item>
                  <text:list-item>
                    <text:p>HTML </text:p>
                  </text:list-item>
                  <text:list-item>
                    <text:p>XML</text:p>
                  </text:list-item>
                  <text:list-item>
                    <text:p>rtf</text:p>
                  </text:list-item>
                </text:list>
              </text:list-item>
              <text:list-item>
                <text:p>控制碼：</text:p>
                <text:list>
                  <text:list-item>
                    <text:p>倚天控制碼</text:p>
                  </text:list-item>
                  <text:list-item>
                    <text:p>ANSI控制碼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標記式語言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3">
              <text:list-item>
                <text:p>SGML, <text:line-break/>Stander General <text:line-break/>Marking Language, <text:line-break/>標準通用標記式語言。</text:p>
                <text:list>
                  <text:list-item>
                    <text:p>SGML範例 </text:p>
                  </text:list-item>
                </text:list>
              </text:list-item>
              <text:list-item>
                <text:p>HTML, XML, XHTML.</text:p>
                <text:list>
                  <text:list-item>
                    <text:p>類SGML範例 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3">
              <text:list-item>
                <text:p>RTF, <text:line-break/>Rich Text Format, <text:line-break/>富文本格式。</text:p>
                <text:list>
                  <text:list-item>
                    <text:p>RTF範例</text:p>
                  </text:list-item>
                </text:list>
              </text:list-item>
              <text:list-item>
                <text:p>TeX與LaTeX</text:p>
                <text:list>
                  <text:list-item>
                    <text:p>TeX範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控制碼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3">
              <text:list-item>
                <text:p>什麼是編碼？</text:p>
              </text:list-item>
              <text:list-item>
                <text:p>ANCII編碼表及ANCI控制碼。</text:p>
              </text:list-item>
              <text:list-item>
                <text:p>可以夾帶在文字檔中。</text:p>
              </text:list-item>
              <text:list-item>
                <text:p>如果把含控制碼的文字檔當作純文字檔打開可能會出現亂碼。</text:p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3">
              <text:list-item>
                <text:p>應用於終端機，Telnet, 印表機。</text:p>
              </text:list-item>
              <text:list-item>
                <text:p>範例：</text:p>
                <text:list>
                  <text:list-item>
                    <text:p>echo '^[[2J]</text:p>
                  </text:list-item>
                  <text:list-item>
                    <text:p>echo '^[[3;40HX^[[m'</text:p>
                  </text:list-item>
                  <text:list-item>
                    <text:p>echo '^[[35;42mHello^[[m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壓縮的檔案格式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3">
              <text:list-item>
                <text:p>.odt, .odp的壓縮。</text:p>
              </text:list-item>
              <text:list-item>
                <text:p>.docx, .pptx的壓縮。</text:p>
              </text:list-item>
              <text:list-item>
                <text:p>文件的輕量化。</text:p>
              </text:list-item>
            </text:list>
          </draw:text-box>
        </draw:frame>
        <draw:frame presentation:style-name="pr6" draw:layer="layout" svg:width="12.297cm" svg:height="12.179cm" svg:x="14.313cm" svg:y="4.914cm" presentation:class="outline" presentation:user-transformed="true">
          <draw:text-box>
            <text:list text:style-name="L3">
              <text:list-item>
                <text:p>.doc, .pptx的壓縮。</text:p>
              </text:list-item>
              <text:list-item>
                <text:p>二進位機器碼。</text:p>
              </text:list-item>
            </text:list>
          </draw:text-box>
        </draw:frame>
        <draw:frame draw:style-name="gr2" draw:text-style-name="P5" draw:layer="layout" svg:width="12.297cm" svg:height="12.179cm" svg:x="14.314cm" svg:y="4.915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抵制封閉檔案格式</text:p>
          </draw:text-box>
        </draw:frame>
        <draw:frame presentation:style-name="pr6" draw:layer="layout" svg:width="25.199cm" svg:height="12.179cm" svg:x="1.6cm" svg:y="4.914cm" presentation:class="outline" presentation:user-transformed="true">
          <draw:text-box>
            <text:list text:style-name="L3">
              <text:list-item>
                <text:p>封閉檔案格式，強迫購買。</text:p>
              </text:list-item>
              <text:list-item>
                <text:p>有關Adobe的.pdf</text:p>
              </text:list-item>
              <text:list-item>
                <text:p>使用.html, .rtf, .odt,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office:forms form:automatic-focus="false" form:apply-design-mode="false"/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31T11:39:26.784643442</meta:creation-date>
    <dc:date>2015-08-01T18:08:38.099422659</dc:date>
    <meta:editing-duration>PT39M43S</meta:editing-duration>
    <meta:editing-cycles>4</meta:editing-cycles>
    <meta:generator>LibreOffice/4.2.8.2$Linux_X86_64 LibreOffice_project/420m0$Build-2</meta:generator>
    <meta:document-statistic meta:object-count="75"/>
  </office:meta>
</office:document-meta>
</file>